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4mm"/>
    </style:style>
    <style:style style:name="co2" style:family="table-column">
      <style:table-column-properties fo:break-before="auto" style:column-width="109.66mm"/>
    </style:style>
    <style:style style:name="co3" style:family="table-column">
      <style:table-column-properties fo:break-before="auto" style:column-width="65.25mm"/>
    </style:style>
    <style:style style:name="co4" style:family="table-column">
      <style:table-column-properties fo:break-before="auto" style:column-width="36.87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24.38mm"/>
    </style:style>
    <style:style style:name="co11" style:family="table-column">
      <style:table-column-properties fo:break-before="auto" style:column-width="12.28mm"/>
    </style:style>
    <style:style style:name="co12" style:family="table-column">
      <style:table-column-properties fo:break-before="auto" style:column-width="14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1.34mm"/>
    </style:style>
    <style:style style:name="co15" style:family="table-column">
      <style:table-column-properties fo:break-before="auto" style:column-width="9.24mm"/>
    </style:style>
    <style:style style:name="co16" style:family="table-column">
      <style:table-column-properties fo:break-before="auto" style:column-width="14.31mm"/>
    </style:style>
    <style:style style:name="co17" style:family="table-column">
      <style:table-column-properties fo:break-before="auto" style:column-width="37.61mm"/>
    </style:style>
    <style:style style:name="co18" style:family="table-column">
      <style:table-column-properties fo:break-before="auto" style:column-width="43.04mm"/>
    </style:style>
    <style:style style:name="co19" style:family="table-column">
      <style:table-column-properties fo:break-before="auto" style:column-width="4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cccc" fo:border="0.06pt solid #000000" style:vertical-align="middle"/>
    </style:style>
    <style:style style:name="ce6" style:family="table-cell" style:parent-style-name="Default">
      <style:table-cell-properties fo:background-color="#999999" fo:border="0.06pt solid #000000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13"/>
      <style:map style:condition="cell-content()=&quot;Terminée&quot;" style:apply-style-name="EtatVert" style:base-cell-address="'Sprint 1'.D13"/>
      <style:map style:condition="cell-content()=&quot;Pas commencée&quot;" style:apply-style-name="EtatRouge" style:base-cell-address="'Sprint 1'.D13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1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14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999999" fo:border="0.06pt solid #000000"/>
    </style:style>
    <style:style style:name="ce26" style:family="table-cell" style:parent-style-name="Default" style:data-style-name="N38">
      <style:table-cell-properties style:text-align-source="fix" style:repeat-content="false" style:vertical-align="middle"/>
      <style:paragraph-properties fo:text-align="end" fo:margin-left="0mm"/>
    </style:style>
    <style:style style:name="ce27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8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9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2" style:family="table-cell" style:parent-style-name="Default">
      <style:table-cell-properties fo:background-color="#b2b2b2" fo:wrap-option="wrap" fo:border="0.06pt solid #000000" style:vertical-align="middle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7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6"/>
      <style:map style:condition="cell-content()=&quot;Terminée&quot;" style:apply-style-name="EtatVert" style:base-cell-address="Sprint4.D6"/>
      <style:map style:condition="cell-content()=&quot;Pas commencée&quot;" style:apply-style-name="EtatRouge" style:base-cell-address="Sprint4.D6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6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6"/>
      <style:map style:condition="cell-content()=&quot;Terminée&quot;" style:apply-style-name="EtatVert" style:base-cell-address="Sprint5.D6"/>
      <style:map style:condition="cell-content()=&quot;Pas commencée&quot;" style:apply-style-name="EtatRouge" style:base-cell-address="Sprint5.D6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6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5.F5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'Sprint 1'.D4">
          <table:error-message table:message-type="stop" table:display="true"/>
        </table:content-validation>
      </table:content-validations>
      <table:table table:name="Sprint 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4" table:default-cell-style-name="ce1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9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'Calcul des heures'.K2]" office:value-type="float" office:value="172" calcext:value-type="float">
            <text:p>172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4:.J4])" office:value-type="float" office:value="3" calcext:value-type="float">
            <text:p>3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'Sprint 1'.C4:.C978])" office:value-type="float" office:value="172" calcext:value-type="float">
            <text:p>17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5:.J5])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25" office:value-type="string" calcext:value-type="string">
            <text:p>Total réel :</text:p>
          </table:table-cell>
          <table:table-cell table:style-name="ce27" table:formula="of:=SUM(['Sprint 1'.E4:.E978])" office:value-type="float" office:value="141" calcext:value-type="float">
            <text:p>141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6: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NOW()" office:value-type="date" office:date-value="2017-01-20T15:33:53.891525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7:.J7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8:.J8])" office:value-type="float" office:value="6" calcext:value-type="float">
            <text:p>6</text:p>
          </table:table-cell>
          <table:table-cell table:style-name="ce19"/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9:.J9])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0:.J10])" office:value-type="float" office:value="37" calcext:value-type="float">
            <text:p>3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1:.J11])"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ide de m.raievsky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2:.J12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formula="of:=SUM(['Sprint 1'.F13:.J13])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style-name="ce16" table:formula="of:=SUM(['Sprint 1'.F14:.J14])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15:.J15])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6:.J1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7:.J17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8:.J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19:.J19])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20:.J20])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1:.J21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réation de l’activité de listage des échanges SNMP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3:.J23])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En cours</text:p>
          </table:table-cell>
          <table:table-cell table:style-name="ce16" table:formula="of:=SUM(['Sprint 1'.F24:.J24])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5">
            <text:p>Le service peut émettre des TRAP</text:p>
          </table:table-cell>
          <table:table-cell table:style-name="ce6"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'Sprint 1'.F25:.J25])" office:value-type="float" office:value="0" calcext:value-type="float">
            <text:p>0</text:p>
          </table:table-cell>
          <table:table-cell table:style-name="ce1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Développement de la fonction de recherche d’anomal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style-name="ce6" office:value-type="string" calcext:value-type="string">
            <text:p>Recherches sur le fonctionnement d’émission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7:.J27]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Ajout de la fonctionnalité de la librairie SNMP4J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8:.J28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29:.J29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3">
            <text:p>Documentation, tests, optimisation de l’application</text:p>
          </table:table-cell>
          <table:table-cell table:style-name="ce6" office:value-type="string" calcext:value-type="string">
            <text:p>Écriture de la javadoc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'Sprint 1'.F30:.J30])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Tester l’application sur les terminaux finaux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31:.J31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orrection de l’application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32:.J32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'Sprint 1'.F4:.F32])" office:value-type="float" office:value="39" calcext:value-type="float">
            <text:p>39</text:p>
          </table:table-cell>
          <table:table-cell table:style-name="Default" table:formula="of:=SUM(['Sprint 1'.G4:.G32])" office:value-type="float" office:value="36" calcext:value-type="float">
            <text:p>36</text:p>
          </table:table-cell>
          <table:table-cell table:style-name="Default" table:formula="of:=SUM(['Sprint 1'.H4:.H32])" office:value-type="float" office:value="32" calcext:value-type="float">
            <text:p>32</text:p>
          </table:table-cell>
          <table:table-cell table:style-name="Default" table:formula="of:=SUM(['Sprint 1'.I4:.I32])" office:value-type="float" office:value="34" calcext:value-type="float">
            <text:p>34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'Sprint 1'.D15:'Sprint 1'.D32 'Sprint 1'.D4:'Sprint 1'.D12">
            <calcext:condition calcext:apply-style-name="EtatJaune" calcext:value="=&quot;En cours&quot;" calcext:base-cell-address="'Sprint 1'.D4"/>
            <calcext:condition calcext:apply-style-name="EtatVert" calcext:value="=&quot;Terminée&quot;" calcext:base-cell-address="'Sprint 1'.D4"/>
            <calcext:condition calcext:apply-style-name="EtatRouge" calcext:value="=&quot;Pas commencée&quot;" calcext:base-cell-address="'Sprint 1'.D4"/>
          </calcext:conditional-format>
          <calcext:conditional-format calcext:target-range-address="'Sprint 1'.F15:'Sprint 1'.I32 'Sprint 1'.F4:'Sprint 1'.I12">
            <calcext:condition calcext:apply-style-name="Gris" calcext:value="=&quot;&quot;" calcext:base-cell-address="'Sprint 1'.F4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F14:'Sprint 1'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30"/>
        <table:table-column table:style-name="co4" table:default-cell-style-name="ce15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14" table:default-cell-style-name="ce23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3/01/2017 au 03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3]" office:value-type="float" office:value="32" calcext:value-type="float">
            <text:p>32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Adaptation de l’agent statique en agent dynamique avec utilisation de la MIB</text:p>
          </table:table-cell>
          <table:table-cell office:value-type="string" calcext:value-type="string">
            <text:p>Réutilisation de l’agent statique pour le rendre dynamique</text:p>
          </table:table-cell>
          <table:table-cell table:style-name="ce7" office:value-type="float" office:value="1" calcext:value-type="float">
            <text:p>1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4:.J4])" office:value-type="float" office:value="0" calcext:value-type="float">
            <text:p>0</text:p>
          </table:table-cell>
          <table:table-cell table:style-name="ce33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2.C4:.C96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Prise en main du protocole SNMP pour l’agent dynamiqu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5:.J5])" office:value-type="float" office:value="0" calcext:value-type="float">
            <text:p>0</text:p>
          </table:table-cell>
          <table:table-cell table:number-columns-repeated="5"/>
          <table:table-cell table:style-name="ce25" office:value-type="string" calcext:value-type="string">
            <text:p>Total réel :</text:p>
          </table:table-cell>
          <table:table-cell table:style-name="ce27" table:formula="of:=SUM([Sprint2.E4:.E96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daptation de l’agent statique pour le rendre dynamique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6:.J6])" office:value-type="float" office:value="0" calcext:value-type="float">
            <text:p>0</text:p>
          </table:table-cell>
          <table:table-cell table:number-columns-repeated="5"/>
          <table:table-cell table:style-name="ce26" table:formula="of:=NOW()" office:value-type="date" office:date-value="2017-01-20T15:33:53.892849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Lien avec la MIB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8:.J8])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6" table:formula="of:=SUM([Sprint2.F9:.J9])" office:value-type="float" office:value="0" calcext:value-type="float">
            <text:p>0</text:p>
          </table:table-cell>
          <table:table-cell table:style-name="ce36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Le service possède une interface de débogage (suite)</text:p>
          </table:table-cell>
          <table:table-cell office:value-type="string" calcext:value-type="string">
            <text:p>Finalisation de l’activité d’affichage des processus à surveiller</text:p>
          </table:table-cell>
          <table:table-cell office:value-type="float" office:value="1" calcext:value-type="float">
            <text:p>1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0:.J10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1:.J11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Finalisation de l’activité d’affichage du contenu de la MIB</text:p>
          </table:table-cell>
          <table:table-cell office:value-type="float" office:value="1" calcext:value-type="float">
            <text:p>1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2:.J12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3:.J13])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 (suite)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style-name="ce14" table:formula="of:=SUM([Sprint2.F14:.J14])" office:value-type="float" office:value="0" calcext:value-type="float">
            <text:p>0</text:p>
          </table:table-cell>
          <table:table-cell table:style-name="ce39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5:.J15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office:value-type="float" office:value="4" calcext:value-type="float">
            <text:p>4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6:.J16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7:.J17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style-name="ce16" table:formula="of:=SUM([Sprint2.F18:.J18])" office:value-type="float" office:value="0" calcext:value-type="float">
            <text:p>0</text:p>
          </table:table-cell>
          <table:table-cell table:style-name="ce41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Sprint2.F4:.F18])" office:value-type="float" office:value="0" calcext:value-type="float">
            <text:p>0</text:p>
          </table:table-cell>
          <table:table-cell table:style-name="Default" table:formula="of:=SUM([Sprint2.G4:.G18])" office:value-type="float" office:value="0" calcext:value-type="float">
            <text:p>0</text:p>
          </table:table-cell>
          <table:table-cell table:style-name="Default" table:formula="of:=SUM([Sprint2.H4:.H18])" office:value-type="float" office:value="0" calcext:value-type="float">
            <text:p>0</text:p>
          </table:table-cell>
          <table:table-cell table:style-name="Default" table:formula="of:=SUM([Sprint2.I4:.I18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2.D5:Sprint2.D18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14:Sprint2.I18">
            <calcext:condition calcext:apply-style-name="Gris" calcext:value="=&quot;&quot;" calcext:base-cell-address="Sprint2.F14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5:Sprint2.I12">
            <calcext:condition calcext:apply-style-name="Gris" calcext:value="=&quot;&quot;" calcext:base-cell-address="Sprint2.F5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4:Sprint2.I7">
            <calcext:condition calcext:apply-style-name="Gris" calcext:value="=&quot;&quot;" calcext:base-cell-address="Sprint2.F4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F9:Sprint2.I9">
            <calcext:condition calcext:apply-style-name="Gris" calcext:value="=&quot;&quot;" calcext:base-cell-address="Sprint2.F9"/>
          </calcext:conditional-format>
        </calcext:conditional-formats>
      </table:table>
      <table:table table:name="Sprint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45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ce23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2/2017 au 17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4]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Fin de l’agent dynamique</text:p>
          </table:table-cell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style-name="ce43" table:content-validation-name="val1" office:value-type="string" calcext:value-type="string">
            <text:p>Pas commencée</text:p>
          </table:table-cell>
          <table:table-cell table:formula="of:=SUM([Sprint3.F4:.J4])" office:value-type="float" office:value="0" calcext:value-type="float">
            <text:p>0</text:p>
          </table:table-cell>
          <table:table-cell table:style-name="ce50" table:number-columns-repeated="4"/>
          <table:table-cell/>
          <table:table-cell table:style-name="ce25" office:value-type="string" calcext:value-type="string">
            <text:p>Total estimé :</text:p>
          </table:table-cell>
          <table:table-cell table:style-name="ce27" table:formula="of:=SUM([Sprint3.C4:.C95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Pas commencée</text:p>
          </table:table-cell>
          <table:table-cell table:style-name="ce16" table:formula="of:=SUM([Sprint3.F5:.J5])" office:value-type="float" office:value="0" calcext:value-type="float">
            <text:p>0</text:p>
          </table:table-cell>
          <table:table-cell table:style-name="ce51" table:number-columns-repeated="4"/>
          <table:table-cell table:style-name="ce24"/>
          <table:table-cell table:style-name="ce25" office:value-type="string" calcext:value-type="string">
            <text:p>Total réel :</text:p>
          </table:table-cell>
          <table:table-cell table:style-name="ce27" table:formula="of:=SUM([Sprint3.E4:.E95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">
            <text:p>Interface de débogage (suite et fin)</text:p>
          </table:table-cell>
          <table:table-cell office:value-type="string" calcext:value-type="string">
            <text:p>Finalisation de l’activité de listage des échanges SNMP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3.F6:.J6])" office:value-type="float" office:value="0" calcext:value-type="float">
            <text:p>0</text:p>
          </table:table-cell>
          <table:table-cell table:style-name="ce52" table:number-columns-repeated="4"/>
          <table:table-cell/>
          <table:table-cell table:style-name="ce26" table:formula="of:=NOW()" office:value-type="date" office:date-value="2017-01-20T15:33:53.893689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3.F7:.J7])" office:value-type="float" office:value="0" calcext:value-type="float">
            <text:p>0</text:p>
          </table:table-cell>
          <table:table-cell table:style-name="ce53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Le service peut émettre des TRAP (suite et fin)</text:p>
          </table:table-cell>
          <table:table-cell office:value-type="string" calcext:value-type="string">
            <text:p>Fin de recherches sur le fonctionnement d’émission de TRAP</text:p>
          </table:table-cell>
          <table:table-cell table:style-name="ce7" office:value-type="float" office:value="4" calcext:value-type="float">
            <text:p>4</text:p>
          </table:table-cell>
          <table:table-cell table:style-name="ce46" table:content-validation-name="val1" office:value-type="string" calcext:value-type="string">
            <text:p>Pas commencée</text:p>
          </table:table-cell>
          <table:table-cell table:style-name="ce14" table:formula="of:=SUM([Sprint3.F8:.J8])" office:value-type="float" office:value="0" calcext:value-type="float">
            <text:p>0</text:p>
          </table:table-cell>
          <table:table-cell table:style-name="ce54" table:number-columns-repeated="4"/>
          <table:table-cell table:style-name="ce22"/>
          <table:table-cell table:number-columns-repeated="4"/>
        </table:table-row>
        <table:table-row table:style-name="ro3">
          <table:covered-table-cell table:style-name="ce42"/>
          <table:table-cell office:value-type="string" calcext:value-type="string">
            <text:p>Fonctionnalité d’émission de TRAP à terminer</text:p>
          </table:table-cell>
          <table:table-cell office:value-type="float" office:value="2" calcext:value-type="float">
            <text:p>2</text:p>
          </table:table-cell>
          <table:table-cell table:style-name="ce46" table:content-validation-name="val1" office:value-type="string" calcext:value-type="string">
            <text:p>Pas commencée</text:p>
          </table:table-cell>
          <table:table-cell table:formula="of:=SUM([Sprint3.F9:.J9])" office:value-type="float" office:value="0" calcext:value-type="float">
            <text:p>0</text:p>
          </table:table-cell>
          <table:table-cell table:style-name="ce55" table:number-columns-repeated="4"/>
          <table:table-cell table:number-columns-repeated="5"/>
        </table:table-row>
        <table:table-row table:style-name="ro3">
          <table:covered-table-cell table:style-name="ce42"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Pas commencée</text:p>
          </table:table-cell>
          <table:table-cell table:style-name="ce16" table:formula="of:=SUM([Sprint3.F10:.J10])" office:value-type="float" office:value="0" calcext:value-type="float">
            <text:p>0</text:p>
          </table:table-cell>
          <table:table-cell table:style-name="ce56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7" office:value-type="float" office:value="4" calcext:value-type="float">
            <text:p>4</text:p>
          </table:table-cell>
          <table:table-cell table:style-name="ce48" table:content-validation-name="val1" office:value-type="string" calcext:value-type="string">
            <text:p>Pas commencée</text:p>
          </table:table-cell>
          <table:table-cell table:style-name="ce14" table:formula="of:=SUM([Sprint3.F11:.J11])" office:value-type="float" office:value="0" calcext:value-type="float">
            <text:p>0</text:p>
          </table:table-cell>
          <table:table-cell table:style-name="ce5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office:value-type="float" office:value="6" calcext:value-type="float">
            <text:p>6</text:p>
          </table:table-cell>
          <table:table-cell table:style-name="ce48" table:content-validation-name="val1" office:value-type="string" calcext:value-type="string">
            <text:p>Pas commencée</text:p>
          </table:table-cell>
          <table:table-cell table:formula="of:=SUM([Sprint3.F12:.J12])" office:value-type="float" office:value="0" calcext:value-type="float">
            <text:p>0</text:p>
          </table:table-cell>
          <table:table-cell table:style-name="ce58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49" table:content-validation-name="val1" office:value-type="string" calcext:value-type="string">
            <text:p>Pas commencée</text:p>
          </table:table-cell>
          <table:table-cell table:style-name="ce16" table:formula="of:=SUM([Sprint3.F13:.J13])" office:value-type="float" office:value="0" calcext:value-type="float">
            <text:p>0</text:p>
          </table:table-cell>
          <table:table-cell table:style-name="ce5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formula="of:=SUM([Sprint3.F4:.F13])" office:value-type="float" office:value="0" calcext:value-type="float">
            <text:p>0</text:p>
          </table:table-cell>
          <table:table-cell table:formula="of:=SUM([Sprint3.G4:.G13])" office:value-type="float" office:value="0" calcext:value-type="float">
            <text:p>0</text:p>
          </table:table-cell>
          <table:table-cell table:formula="of:=SUM([Sprint3.H4:.H13])" office:value-type="float" office:value="0" calcext:value-type="float">
            <text:p>0</text:p>
          </table:table-cell>
          <table:table-cell table:formula="of:=SUM([Sprint3.I4:.I13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3.D4:Sprint3.D13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13">
            <calcext:condition calcext:apply-style-name="Gris" calcext:value="=&quot;&quot;" calcext:base-cell-address="Sprint3.F4"/>
          </calcext:conditional-format>
          <calcext:conditional-format calcext:target-range-address="Sprint3.D4:Sprint3.D10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8:Sprint3.I10">
            <calcext:condition calcext:apply-style-name="Gris" calcext:value="=&quot;&quot;" calcext:base-cell-address="Sprint3.F8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6">
            <calcext:condition calcext:apply-style-name="Gris" calcext:value="=&quot;&quot;" calcext:base-cell-address="Sprint3.F4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F5:Sprint3.I5">
            <calcext:condition calcext:apply-style-name="Gris" calcext:value="=&quot;&quot;" calcext:base-cell-address="Sprint3.F5"/>
          </calcext:conditional-format>
        </calcext:conditional-formats>
      </table:table>
      <table:table table:name="Sprint4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ce6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Sprint du 27/02/2017 au 10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5]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0" calcext:value-type="float">
            <text:p>10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4" table:formula="of:=SUM([Sprint4.F4:.J4])" office:value-type="float" office:value="0" calcext:value-type="float">
            <text:p>0</text:p>
          </table:table-cell>
          <table:table-cell table:style-name="ce63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4.C4:.C953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0" calcext:value-type="float">
            <text:p>10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5" table:formula="of:=SUM([Sprint4.F5:.J5])" office:value-type="float" office:value="0" calcext:value-type="float">
            <text:p>0</text:p>
          </table:table-cell>
          <table:table-cell table:style-name="ce64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4.E4:.E953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5" calcext:value-type="float">
            <text:p>5</text:p>
          </table:table-cell>
          <table:table-cell table:style-name="ce61" table:content-validation-name="val1" office:value-type="string" calcext:value-type="string">
            <text:p>Pas commencée</text:p>
          </table:table-cell>
          <table:table-cell table:style-name="ce15" table:formula="of:=SUM([Sprint4.F6:.J6])" office:value-type="float" office:value="0" calcext:value-type="float">
            <text:p>0</text:p>
          </table:table-cell>
          <table:table-cell table:style-name="ce65" table:number-columns-repeated="4"/>
          <table:table-cell table:style-name="ce23"/>
          <table:table-cell table:style-name="ce26" table:formula="of:=NOW()" office:value-type="date" office:date-value="2017-01-20T15:33:53.894368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7" calcext:value-type="float">
            <text:p>7</text:p>
          </table:table-cell>
          <table:table-cell table:style-name="ce62" table:content-validation-name="val1" office:value-type="string" calcext:value-type="string">
            <text:p>Pas commencée</text:p>
          </table:table-cell>
          <table:table-cell table:style-name="ce16" table:formula="of:=SUM([Sprint4.F7:.J7])" office:value-type="float" office:value="0" calcext:value-type="float">
            <text:p>0</text:p>
          </table:table-cell>
          <table:table-cell table:style-name="ce66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SUM([Sprint4.F4:.F7])" office:value-type="float" office:value="0" calcext:value-type="float">
            <text:p>0</text:p>
          </table:table-cell>
          <table:table-cell table:formula="of:=SUM([Sprint4.G4:.G7])" office:value-type="float" office:value="0" calcext:value-type="float">
            <text:p>0</text:p>
          </table:table-cell>
          <table:table-cell table:formula="of:=SUM([Sprint4.H4:.H7])" office:value-type="float" office:value="0" calcext:value-type="float">
            <text:p>0</text:p>
          </table:table-cell>
          <table:table-cell table:formula="of:=SUM([Sprint4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4.D7:Sprint4.D7 Sprint4.D5:Sprint4.D5">
            <calcext:condition calcext:apply-style-name="EtatJaune" calcext:value="=&quot;En cours&quot;" calcext:base-cell-address="Sprint4.D5"/>
            <calcext:condition calcext:apply-style-name="EtatVert" calcext:value="=&quot;Terminée&quot;" calcext:base-cell-address="Sprint4.D5"/>
            <calcext:condition calcext:apply-style-name="EtatRouge" calcext:value="=&quot;Pas commencée&quot;" calcext:base-cell-address="Sprint4.D5"/>
          </calcext:conditional-format>
          <calcext:conditional-format calcext:target-range-address="Sprint4.F7:Sprint4.I7 Sprint4.F5:Sprint4.I5">
            <calcext:condition calcext:apply-style-name="Gris" calcext:value="=&quot;&quot;" calcext:base-cell-address="Sprint4.F5"/>
          </calcext:conditional-format>
          <calcext:conditional-format calcext:target-range-address="Sprint4.D7:Sprint4.D7 Sprint4.D4:Sprint4.D5">
            <calcext:condition calcext:apply-style-name="EtatJaune" calcext:value="=&quot;En cours&quot;" calcext:base-cell-address="Sprint4.D4"/>
            <calcext:condition calcext:apply-style-name="EtatVert" calcext:value="=&quot;Terminée&quot;" calcext:base-cell-address="Sprint4.D4"/>
            <calcext:condition calcext:apply-style-name="EtatRouge" calcext:value="=&quot;Pas commencée&quot;" calcext:base-cell-address="Sprint4.D4"/>
          </calcext:conditional-format>
          <calcext:conditional-format calcext:target-range-address="Sprint4.F7:Sprint4.I7 Sprint4.F4:Sprint4.I5">
            <calcext:condition calcext:apply-style-name="Gris" calcext:value="=&quot;&quot;" calcext:base-cell-address="Sprint4.F4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</calcext:conditional-formats>
      </table:table>
      <table:table table:name="Sprint5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Sprint du 13/03/2017 au 23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6]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2" calcext:value-type="float">
            <text:p>12</text:p>
          </table:table-cell>
          <table:table-cell table:style-name="ce67" table:content-validation-name="val1" office:value-type="string" calcext:value-type="string">
            <text:p>Pas commencée</text:p>
          </table:table-cell>
          <table:table-cell table:style-name="ce14" table:formula="of:=SUM([Sprint5.F4:.J4])" office:value-type="float" office:value="0" calcext:value-type="float">
            <text:p>0</text:p>
          </table:table-cell>
          <table:table-cell table:style-name="ce71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5.C4:.C928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2" calcext:value-type="float">
            <text:p>12</text:p>
          </table:table-cell>
          <table:table-cell table:style-name="ce68" table:content-validation-name="val1" office:value-type="string" calcext:value-type="string">
            <text:p>Pas commencée</text:p>
          </table:table-cell>
          <table:table-cell table:style-name="ce15" table:formula="of:=SUM([Sprint5.F5:.J5])" office:value-type="float" office:value="0" calcext:value-type="float">
            <text:p>0</text:p>
          </table:table-cell>
          <table:table-cell table:style-name="ce72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5.E4:.E928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4" calcext:value-type="float">
            <text:p>4</text:p>
          </table:table-cell>
          <table:table-cell table:style-name="ce69" table:content-validation-name="val1" office:value-type="string" calcext:value-type="string">
            <text:p>Pas commencée</text:p>
          </table:table-cell>
          <table:table-cell table:style-name="ce15" table:formula="of:=SUM([Sprint5.F6:.J6])" office:value-type="float" office:value="0" calcext:value-type="float">
            <text:p>0</text:p>
          </table:table-cell>
          <table:table-cell table:style-name="ce73" table:number-columns-repeated="4"/>
          <table:table-cell table:style-name="ce23"/>
          <table:table-cell table:style-name="ce26" table:formula="of:=NOW()" office:value-type="date" office:date-value="2017-01-20T15:33:53.894828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70" table:content-validation-name="val1" office:value-type="string" calcext:value-type="string">
            <text:p>Pas commencée</text:p>
          </table:table-cell>
          <table:table-cell table:style-name="ce16" table:formula="of:=SUM([Sprint5.F7:.J7])" office:value-type="float" office:value="0" calcext:value-type="float">
            <text:p>0</text:p>
          </table:table-cell>
          <table:table-cell table:style-name="ce74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SUM([Sprint5.F4:.F7])" office:value-type="float" office:value="0" calcext:value-type="float">
            <text:p>0</text:p>
          </table:table-cell>
          <table:table-cell table:formula="of:=SUM([Sprint5.G4:.G7])" office:value-type="float" office:value="0" calcext:value-type="float">
            <text:p>0</text:p>
          </table:table-cell>
          <table:table-cell table:formula="of:=SUM([Sprint5.H4:.H7])" office:value-type="float" office:value="0" calcext:value-type="float">
            <text:p>0</text:p>
          </table:table-cell>
          <table:table-cell table:formula="of:=SUM([Sprint5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5.D5:Sprint5.D7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5:Sprint5.I7">
            <calcext:condition calcext:apply-style-name="Gris" calcext:value="=&quot;&quot;" calcext:base-cell-address="Sprint5.F5"/>
          </calcext:conditional-format>
          <calcext:conditional-format calcext:target-range-address="Sprint5.D7:Sprint5.D7 Sprint5.D5:Sprint5.D5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7:Sprint5.I7 Sprint5.F5:Sprint5.I5">
            <calcext:condition calcext:apply-style-name="Gris" calcext:value="=&quot;&quot;" calcext:base-cell-address="Sprint5.F5"/>
          </calcext:conditional-format>
          <calcext:conditional-format calcext:target-range-address="Sprint5.D7:Sprint5.D7 Sprint5.D4:Sprint5.D5">
            <calcext:condition calcext:apply-style-name="EtatJaune" calcext:value="=&quot;En cours&quot;" calcext:base-cell-address="Sprint5.D4"/>
            <calcext:condition calcext:apply-style-name="EtatVert" calcext:value="=&quot;Terminée&quot;" calcext:base-cell-address="Sprint5.D4"/>
            <calcext:condition calcext:apply-style-name="EtatRouge" calcext:value="=&quot;Pas commencée&quot;" calcext:base-cell-address="Sprint5.D4"/>
          </calcext:conditional-format>
          <calcext:conditional-format calcext:target-range-address="Sprint5.F7:Sprint5.I7 Sprint5.F4:Sprint5.I5">
            <calcext:condition calcext:apply-style-name="Gris" calcext:value="=&quot;&quot;" calcext:base-cell-address="Sprint5.F4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</calcext:conditional-formats>
      </table:table>
      <table:table table:name="Calcul des heures" table:style-name="ta1"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2]*['Calcul des heures'.D2]+['Calcul des heures'.F2]*['Calcul des heures'.H2])*4" office:value-type="float" office:value="172" calcext:value-type="float">
            <text:p>17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3]*['Calcul des heures'.D3]+['Calcul des heures'.F3]*['Calcul des heures'.H3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4]*['Calcul des heures'.D4]+['Calcul des heures'.F4]*['Calcul des heures'.H4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5]*['Calcul des heures'.D5]+['Calcul des heures'.F5]*['Calcul des heures'.H5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6]*['Calcul des heures'.D6]+['Calcul des heures'.F6]*['Calcul des heures'.H6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'Calcul des heures'.K2:.K6])" office:value-type="float" office:value="300" calcext:value-type="float">
            <text:p>300</text:p>
          </table:table-cell>
          <table:table-cell office:value-type="string" calcext:value-type="string">
            <text:p>heures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4:58:35.968829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1DT3H9S</meta:editing-duration>
    <meta:editing-cycles>12</meta:editing-cycles>
    <meta:generator>LibreOffice/5.1.4.2$Linux_X86_64 LibreOffice_project/10m0$Build-2</meta:generator>
    <dc:date>2017-01-20T15:33:53.860601722</dc:date>
    <meta:document-statistic meta:table-count="6" meta:cell-count="487" meta:object-count="0"/>
  </office:meta>
</office:document-meta>
</file>